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56b" officeooo:paragraph-rsid="00092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zwa: Wejście</text:p>
      <text:p text:style-name="P1">Numer: 3</text:p>
      <text:p text:style-name="P1">Aktorzy: Recepcjonista, klient indywidualny</text:p>
      <text:p text:style-name="P1">Warunki wstępne: Klient posiada aktywny, opłacony karnet</text:p>
      <text:p text:style-name="P1">Warunki końcowe: Klient jest wpuszczany na siłownię.</text:p>
      <text:p text:style-name="P1">Główny przebieg zdarzeń: 1. Klient podchodzi do bramek </text:p>
      <text:p text:style-name="P1">2. Klient wysyła prośbę o wygenerowanie kodu QR w <text:s/>aplikacji mobilnej</text:p>
      <text:p text:style-name="P1">3. System realizuje funkcję generuj kod QR w aplikacji użytkownika</text:p>
      <text:p text:style-name="P1">4. Klient skanuje kod QR</text:p>
      <text:p text:style-name="P1">5. System wykonuje funkcje walidacja kodu QR</text:p>
      <text:p text:style-name="P1">6. System wpuszcza klienta, jeżeli kod QR jest poprawny</text:p>
      <text:p text:style-name="P1">Alternatywne sytuacje: 1a) System uznał, że kod QR jest błędny</text:p>
      <text:p text:style-name="P1">2a) Klient wzywa pracownika recepcji</text:p>
      <text:p text:style-name="P1">3a) Pracownik recepcji waliduje karnet klienta<text:line-break/>4a) Jeżeli karnet jest aktywny pracownik recepcji wysyła żądanie otwarcia bramek</text:p>
      <text:p text:style-name="P1">5a) System otwiera bramki wejściowe.</text:p>
      <text:p text:style-name="P1">Specjalne wymagania: Czas przetwarzania operacji wejścia nie może przekroczyć 30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6T11:57:43.876000000</meta:creation-date>
    <dc:date>2026-03-26T12:11:54.546000000</dc:date>
    <meta:editing-duration>PT14M11S</meta:editing-duration>
    <meta:editing-cycles>1</meta:editing-cycles>
    <meta:document-statistic meta:table-count="0" meta:image-count="0" meta:object-count="0" meta:page-count="1" meta:paragraph-count="16" meta:word-count="119" meta:character-count="830" meta:non-whitespace-character-count="724"/>
    <meta:generator>LibreOffice/7.6.2.1$Windows_X86_64 LibreOffice_project/56f7684011345957bbf33a7ee678afaf4d2ba333</meta:generator>
  </office:meta>
</office:document-meta>
</file>